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0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402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style:paragraph-properties fo:margin-left="0.318cm" fo:margin-right="0cm" fo:text-align="center" fo:text-indent="0cm"/>
    </style:style>
    <style:style style:name="P3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</style:style>
    <style:style style:name="P8" style:family="paragraph">
      <loext:graphic-properties draw:fill="none" draw:fill-color="#ffffff"/>
      <style:text-properties fo:color="#ffffff" style:font-name="Segoe UI1" fo:font-size="26pt" fo:text-shadow="1pt 1pt" style:font-size-asian="26pt" style:font-size-complex="26pt"/>
    </style:style>
    <style:style style:name="P9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.318cm" fo:margin-right="0cm" fo:text-indent="-0.318cm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14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Liberation Sans Narrow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Segoe UI1" fo:font-size="28pt" fo:text-shadow="none" fo:font-weight="bold" style:font-size-asian="28pt" style:font-weight-asian="bold" style:font-size-complex="28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26pt" fo:text-shadow="none" fo:font-weight="bold" style:font-size-asian="26pt" style:font-weight-asian="bold" style:font-size-complex="26pt" style:font-weight-complex="bold"/>
    </style:style>
    <style:style style:name="T7" style:family="text">
      <style:text-properties fo:color="#ffffff" style:font-name="Segoe UI1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8pt" fo:text-shadow="none" style:font-size-asian="28pt" style:font-size-complex="28pt"/>
    </style:style>
    <style:style style:name="T9" style:family="text">
      <style:text-properties fo:color="#ffffff" style:font-name="Segoe UI1" fo:font-size="16pt" fo:text-shadow="1pt 1pt" style:font-size-asian="16pt" style:font-size-complex="16pt"/>
    </style:style>
    <style:style style:name="T10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3" draw:layer="layout" svg:width="24.892cm" svg:height="3.063cm" svg:x="1.778cm" svg:y="0.254cm">
          <draw:text-box>
            <text:p text:style-name="P1"><text:span text:style-name="T1">HYMN #598</text:span></text:p>
            <text:p text:style-name="P2"><text:span text:style-name="T2">“</text:span><text:span text:style-name="T2">Once in the Blest Baptismal Water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5.4cm" svg:height="6.75cm" svg:x="1.27cm" svg:y="0.87cm">
          <draw:text-box>
            <text:p text:style-name="P5"><text:span text:style-name="T3">1. Once in the blest baptismal waters</text:span><text:span text:style-name="T3"><text:line-break/></text:span><text:span text:style-name="T3"> <text:s text:c="3"/>I put on Christ and made Him mine;</text:span><text:span text:style-name="T3"><text:line-break/></text:span><text:span text:style-name="T3"> <text:s text:c="3"/>Now numbered with God’s sons and daughters,</text:span><text:span text:style-name="T3"><text:line-break/></text:span><text:span text:style-name="T3"> <text:s text:c="3"/>I share His peace and love div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8" draw:layer="layout" svg:width="24.892cm" svg:height="4.94cm" svg:x="1.778cm" svg:y="0.902cm">
          <draw:text-box>
            <text:p text:style-name="P7"><text:span text:style-name="T4"><text:s text:c="6"/></text:span><text:span text:style-name="T4">Refrain:</text:span></text:p>
            <text:p text:style-name="P7"><text:span text:style-name="T5">O God, for Jesus’ sake I pray</text:span><text:span text:style-name="T5"><text:line-break/></text:span><text:span text:style-name="T5">Your peace may bless my dying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 presentation:presentation-page-layout-name="AL1T0">
        <draw:frame draw:style-name="gr5" draw:text-style-name="P10" draw:layer="layout" svg:width="24.892cm" svg:height="7.011cm" svg:x="1.822cm" svg:y="0.762cm">
          <draw:text-box>
            <text:p text:style-name="P9"><text:span text:style-name="T5">2. His body and His blood I’ve taken</text:span><text:span text:style-name="T5"><text:line-break/></text:span><text:span text:style-name="T5"> <text:s text:c="3"/>In His blest Supper, feast divine;</text:span><text:span text:style-name="T5"><text:line-break/></text:span><text:span text:style-name="T5"> <text:s text:c="3"/>Now I shall never be forsaken,</text:span><text:span text:style-name="T5"><text:line-break/></text:span><text:span text:style-name="T5"> <text:s text:c="3"/>For I am His, and He is min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 presentation:presentation-page-layout-name="AL1T0">
        <draw:frame draw:style-name="gr4" draw:text-style-name="P11" draw:layer="layout" svg:width="24.892cm" svg:height="4.94cm" svg:x="1.778cm" svg:y="0.762cm">
          <draw:text-box>
            <text:p text:style-name="P7"><text:span text:style-name="T6"><text:s text:c="5"/></text:span><text:span text:style-name="T4"><text:s/></text:span><text:span text:style-name="T4">Refrain:</text:span></text:p>
            <text:p text:style-name="P7"><text:span text:style-name="T5">O God, for Jesus’ sake I pray</text:span><text:span text:style-name="T5"><text:line-break/></text:span><text:span text:style-name="T5">Your peace may bless my dying d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 presentation:presentation-page-layout-name="AL1T0">
        <draw:frame draw:style-name="gr6" draw:text-style-name="P14" draw:layer="layout" svg:width="24.892cm" svg:height="7.011cm" svg:x="1.778cm" svg:y="1.016cm">
          <draw:text-box>
            <text:p text:style-name="P13"><text:span text:style-name="T5">3. And thus I live in God contented</text:span><text:span text:style-name="T5"><text:line-break/></text:span><text:span text:style-name="T5"> <text:s text:c="2"/>And die without a thought of fear;</text:span><text:span text:style-name="T5"><text:line-break/></text:span><text:span text:style-name="T5"> <text:s text:c="2"/>My soul has to God’s plans consented,</text:span><text:span text:style-name="T5"><text:line-break/></text:span><text:span text:style-name="T5"> <text:s text:c="2"/>For through His Son my faith is cl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 presentation:presentation-page-layout-name="AL1T0">
        <draw:frame draw:style-name="gr7" draw:text-style-name="P11" draw:layer="layout" svg:width="25.4cm" svg:height="13.652cm" svg:x="1.27cm" svg:y="0.933cm">
          <draw:text-box>
            <text:p text:style-name="P7"><text:span text:style-name="T7"><text:s text:c="6"/></text:span><text:span text:style-name="T8">Refrain:</text:span></text:p>
            <text:p text:style-name="P7"><text:span text:style-name="T2">O God, for Jesus’ sake I pray</text:span><text:span text:style-name="T2"><text:line-break/></text:span><text:span text:style-name="T2">Your peace may bless my dying day.</text:span></text:p>
            <text:p text:style-name="P7"><text:span text:style-name="T2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9"/></text:p>
            <text:p text:style-name="P7"><text:span text:style-name="T10">© 1941 Concordia Publishing House.</text:span></text:p>
            <text:p text:style-name="P7"><text:span text:style-name="T10">Used by permission:</text:span></text:p>
            <text:p text:style-name="P7"><text:span text:style-name="T10">LSB Hymn License </text:span></text:p>
            <text:p text:style-name="P7"><text:span text:style-name="T10">.NET, no. 100011038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5-06-02T11:41:32.984000000</meta:creation-date>
    <dc:date>2019-01-13T21:11:31.100000000</dc:date>
    <meta:editing-duration>PT12M9S</meta:editing-duration>
    <meta:editing-cycles>3</meta:editing-cycles>
    <meta:generator>LibreOffice/6.0.7.3$Windows_X86_64 LibreOffice_project/dc89aa7a9eabfd848af146d5086077aeed2ae4a5</meta:generator>
    <meta:document-statistic meta:object-count="126"/>
  </office:meta>
</office:document-meta>
</file>